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74b" officeooo:paragraph-rsid="001e174b"/>
    </style:style>
    <style:style style:name="P2" style:family="paragraph" style:parent-style-name="Standard">
      <style:paragraph-properties fo:text-align="center" style:justify-single-word="false"/>
      <style:text-properties officeooo:rsid="001e174b" officeooo:paragraph-rsid="001e174b"/>
    </style:style>
    <style:style style:name="P3" style:family="paragraph" style:parent-style-name="Standard">
      <style:text-properties officeooo:rsid="001e174b" officeooo:paragraph-rsid="001e413c"/>
    </style:style>
    <style:style style:name="P4" style:family="paragraph" style:parent-style-name="Standard">
      <style:text-properties officeooo:rsid="001e174b" officeooo:paragraph-rsid="002081bc"/>
    </style:style>
    <style:style style:name="P5" style:family="paragraph" style:parent-style-name="Standard">
      <style:text-properties officeooo:rsid="001e413c" officeooo:paragraph-rsid="001e413c"/>
    </style:style>
    <style:style style:name="P6" style:family="paragraph" style:parent-style-name="Standard">
      <style:text-properties officeooo:rsid="001e413c" officeooo:paragraph-rsid="001f2250"/>
    </style:style>
    <style:style style:name="P7" style:family="paragraph" style:parent-style-name="Standard">
      <style:text-properties officeooo:rsid="001f2250" officeooo:paragraph-rsid="001f2250"/>
    </style:style>
    <style:style style:name="P8" style:family="paragraph" style:parent-style-name="Standard">
      <style:text-properties officeooo:rsid="001f2250" officeooo:paragraph-rsid="002081bc"/>
    </style:style>
    <style:style style:name="P9" style:family="paragraph" style:parent-style-name="Standard">
      <style:text-properties fo:color="#c9211e" officeooo:rsid="001f2250" officeooo:paragraph-rsid="001f2250"/>
    </style:style>
    <style:style style:name="T1" style:family="text">
      <style:text-properties officeooo:rsid="001e413c"/>
    </style:style>
    <style:style style:name="T2" style:family="text">
      <style:text-properties officeooo:rsid="00208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mpresas de ventos em Ilhéus.</text:p>
      <text:p text:style-name="P1"/>
      <text:p text:style-name="P1">DecorArt Eventos. (Empresa de organização de eventos)</text:p>
      <text:p text:style-name="P1">Rod. Pontal Buararema, 641, Nossa Srª da Vitória, Ilhéus, BA, CEP 45659-205.</text:p>
      <text:p text:style-name="P1">(73) 99135-6089</text:p>
      <text:p text:style-name="P5">Instagram: <text:a xlink:type="simple" xlink:href="http://www.instagram.com/eventos.decorart" text:style-name="Internet_20_link" text:visited-style-name="Visited_20_Internet_20_Link">www.instagram.com/eventos.decorart</text:a></text:p>
      <text:p text:style-name="P3"/>
      <text:p text:style-name="P1">Ilhéus Eventos. (Agência de entretenimento)</text:p>
      <text:p text:style-name="P1">Av. Soares Lopes, 908 – Centro, Ilhéus – BA, CEP 45653-005.</text:p>
      <text:p text:style-name="P1">(73)3231-1241</text:p>
      <text:p text:style-name="P5"><text:a xlink:type="simple" xlink:href="http://www.ilheuseventos.com.br/" text:style-name="Internet_20_link" text:visited-style-name="Visited_20_Internet_20_Link">www.ilheuseventos.com.br</text:a></text:p>
      <text:p text:style-name="P3"/>
      <text:p text:style-name="P1">Mundo Encantado Festas e Eventos Infantil. (Organização de eventos e cerimoniais)</text:p>
      <text:p text:style-name="P1">R. Ana Neri, 93, Conquista, Ilhéus, BA, CEP 45653-630.</text:p>
      <text:p text:style-name="P1">(73)3231-5243</text:p>
      <text:p text:style-name="P8"><text:a xlink:type="simple" xlink:href="http://www.facebook.com/mundoencantado.beth" text:style-name="Internet_20_link" text:visited-style-name="Visited_20_Internet_20_Link">w</text:a><text:a xlink:type="simple" xlink:href="http://www.facebook.com/mundoencantado.beth" text:style-name="Internet_20_link" text:visited-style-name="Visited_20_Internet_20_Link"><text:span text:style-name="T2">ww.facebook.com/mundoencantado.beth</text:span></text:a></text:p>
      <text:p text:style-name="P4"/>
      <text:p text:style-name="P1">FS Projetos e Eventos (Escritório)</text:p>
      <text:p text:style-name="P1">R. Bento Berilo, 190, sala 101, Centro, Ilhéus, BA, 45653-270.</text:p>
      <text:p text:style-name="P1">(73)99852-0814</text:p>
      <text:p text:style-name="P9">Sem site?</text:p>
      <text:p text:style-name="P1"/>
      <text:p text:style-name="P1">Guimarães Espaço para Eventos. (Salão de Festas)</text:p>
      <text:p text:style-name="P1">BR-415, 744-910, Boa Vista, Ilhéus, BA, CEP 45651-010.</text:p>
      <text:p text:style-name="P1">(73) 3634-1284</text:p>
      <text:p text:style-name="P9">Sem site?</text:p>
      <text:p text:style-name="P1"/>
      <text:p text:style-name="P1">PHD Eventos (loja de artigos para festas)</text:p>
      <text:p text:style-name="P1">Av. Lomanto Júnior, 658 – Pontal, Ilhéus, BA, CEP 45654-000.</text:p>
      <text:p text:style-name="P1">(73)3634-3780</text:p>
      <text:p text:style-name="P9">Sem site?</text:p>
      <text:p text:style-name="P1"/>
      <text:p text:style-name="P1">M21 Comunicação e Marketing (Agência de marketing).</text:p>
      <text:p text:style-name="P1">Av. Soares Lopes, <text:span text:style-name="T1">868, Centro, Ilhéus, BA, CEP 45653-260</text:span></text:p>
      <text:p text:style-name="P5">(73)</text:p>
      <text:p text:style-name="P7"><text:a xlink:type="simple" xlink:href="http://www.grupom21.com.br/" text:style-name="Internet_20_link" text:visited-style-name="Visited_20_Internet_20_Link">www.grupom21.com.br</text:a></text:p>
      <text:p text:style-name="P6"/>
      <text:p text:style-name="P5">Centro de Convenções de Ilhéus (Auditório).</text:p>
      <text:p text:style-name="P5">Av. Soares Lopes, 1597, Centro, Ilhéus, BA, CEP 45652-065.</text:p>
      <text:p text:style-name="P5">(73) 3234-6500</text:p>
      <text:p text:style-name="P5"/>
      <text:p text:style-name="P5">Espaço para festas Maison (Local de eventos).</text:p>
      <text:p text:style-name="P5">Av. Ubaitaba, 455, Barra, Ilhéus, BA, CEP 45651-520</text:p>
      <text:p text:style-name="P5">(73) 99964-8509</text:p>
      <text:p text:style-name="P5"/>
      <text:p text:style-name="P5">Dany Festas e Eventos (Loja de artigos para festas).</text:p>
      <text:p text:style-name="P5">R. Conselheiros Dantos, 33, Centro, Ilhéus, BA, CEP 45653-360.</text:p>
      <text:p text:style-name="P5">(73) 3086-2088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2T23:55:08.320000000</meta:creation-date>
    <dc:date>2021-06-23T00:37:19.541000000</dc:date>
    <meta:editing-duration>PT9M8S</meta:editing-duration>
    <meta:editing-cycles>1</meta:editing-cycles>
    <meta:document-statistic meta:table-count="0" meta:image-count="0" meta:object-count="0" meta:page-count="1" meta:paragraph-count="38" meta:word-count="194" meta:character-count="1392" meta:non-whitespace-character-count="1233"/>
    <meta:generator>LibreOffice/6.3.5.2$Windows_X86_64 LibreOffice_project/dd0751754f11728f69b42ee2af66670068624673</meta:generator>
  </office:meta>
</office:document-meta>
</file>